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8:28:30.002342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3T18:29:27.151642353</dc:date>
    <dc:creator>Jesus Castagnetto</dc:creator>
    <meta:editing-duration>P7DT1H25M37S</meta:editing-duration>
    <meta:editing-cycles>696</meta:editing-cycles>
    <meta:generator>LibreOffice/7.1.4.2$Linux_X86_64 LibreOffice_project/10$Build-2</meta:generator>
    <meta:document-statistic meta:table-count="1" meta:cell-count="4617" meta:object-count="0"/>
  </office:meta>
</office:document-meta>
</file>